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1.631cm" style:use-optimal-column-width="false"/>
    </style:style>
    <style:style style:name="co2" style:family="table-column">
      <style:table-column-properties style:column-width="8.155cm" style:use-optimal-column-width="false"/>
    </style:style>
    <style:style style:name="co3" style:family="table-column">
      <style:table-column-properties style:column-width="9.127cm" style:use-optimal-column-width="false"/>
    </style:style>
    <style:style style:name="ro1" style:family="table-row">
      <style:table-row-properties style:row-height="1.295cm" style:use-optimal-row-height="false"/>
    </style:style>
    <style:style style:name="ro2" style:family="table-row">
      <style:table-row-properties style:row-height="4.679cm" style:use-optimal-row-height="false"/>
    </style:style>
    <style:style style:name="ro3" style:family="table-row">
      <style:table-row-properties style:row-height="4.686cm" style:use-optimal-row-height="false"/>
    </style:style>
    <style:style style:name="P1" style:family="paragraph">
      <style:text-properties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18.912cm" svg:height="10.659cm" svg:x="1.087cm" svg:y="1.2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/>
              <table:table-cell>
                <text:p text:style-name="P1">loose object</text:p>
              </table:table-cell>
              <table:table-cell>
                <text:p text:style-name="P1">owned object</text:p>
              </table:table-cell>
            </table:table-row>
            <table:table-row table:style-name="ro2" table:default-cell-style-name="gray2">
              <table:table-cell>
                <text:p text:style-name="P1">ref</text:p>
              </table:table-cell>
              <table:table-cell>
                <text:p text:style-name="P1">Pointer-Reference type&amp;</text:p>
                <text:p text:style-name="P1"/>
                <text:p text:style-name="P1">- use &amp; to get ptr</text:p>
              </table:table-cell>
              <table:table-cell>
                <text:p text:style-name="P1">Reference type'</text:p>
                <text:p text:style-name="P1"/>
                <text:p text:style-name="P1">- use ' to get weak ref</text:p>
                <text:p text:style-name="P1">- always valid</text:p>
                <text:p text:style-name="P1">- content deleted on deallocation</text:p>
              </table:table-cell>
            </table:table-row>
            <table:table-row table:style-name="ro3" table:default-cell-style-name="gray1">
              <table:table-cell>
                <text:p text:style-name="P1">ptr</text:p>
              </table:table-cell>
              <table:table-cell>
                <text:p text:style-name="P1">Pointer type*</text:p>
                <text:p text:style-name="P1"/>
                <text:p text:style-name="P1">- use * to get ref</text:p>
                <text:p text:style-name="P1">- can delete if dynamic</text:p>
              </table:table-cell>
              <table:table-cell>
                <text:p text:style-name="P1">Weak-Reference type^</text:p>
                <text:p text:style-name="P1"/>
                <text:p text:style-name="P1">- cannot be passed upwards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03T16:10:19.912000000</meta:creation-date>
    <dc:date>2021-03-03T16:23:09.188000000</dc:date>
    <meta:editing-duration>PT2M39S</meta:editing-duration>
    <meta:editing-cycles>1</meta:editing-cycles>
    <meta:document-statistic meta:object-count="1"/>
    <meta:generator>LibreOffice/7.0.0.3$Windows_X86_64 LibreOffice_project/8061b3e9204bef6b321a21033174034a5e2ea88e</meta:generator>
  </office:meta>
</office:document-meta>
</file>